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3866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4409in"/>
    </style:style>
    <style:style style:name="co6" style:family="table-column">
      <style:table-column-properties fo:break-before="auto" style:column-width="0.4728in"/>
    </style:style>
    <style:style style:name="co7" style:family="table-column">
      <style:table-column-properties fo:break-before="auto" style:column-width="0.5701in"/>
    </style:style>
    <style:style style:name="co8" style:family="table-column">
      <style:table-column-properties fo:break-before="auto" style:column-width="4.1543in"/>
    </style:style>
    <style:style style:name="co9" style:family="table-column">
      <style:table-column-properties fo:break-before="auto" style:column-width="0.26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Weapon</text:p>
          </table:table-cell>
          <table:table-cell office:value-type="string">
            <text:p>Short</text:p>
          </table:table-cell>
          <table:table-cell office:value-type="string">
            <text:p>Medium</text:p>
          </table:table-cell>
          <table:table-cell office:value-type="string">
            <text:p>Long</text:p>
          </table:table-cell>
          <table:table-cell office:value-type="string">
            <text:p>Range</text:p>
          </table:table-cell>
          <table:table-cell office:value-type="string">
            <text:p>Reload</text:p>
          </table:table-cell>
          <table:table-cell office:value-type="string">
            <text:p>Damage</text:p>
          </table:table-cell>
          <table:table-cell office:value-type="string">
            <text:p>Notes</text:p>
          </table:table-cell>
          <table:table-cell office:value-type="string">
            <text:p>Price (Dufrancs)</text:p>
          </table:table-cell>
        </table:table-row>
        <table:table-row table:style-name="ro1">
          <table:table-cell table:style-name="ce1" office:value-type="string">
            <text:p>Athletics</text:p>
          </table:table-cell>
          <table:table-cell table:number-columns-repeated="8"/>
        </table:table-row>
        <table:table-row table:style-name="ro1">
          <table:table-cell office:value-type="string">
            <text:p>Unarme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Suffers no two weapon fighting penalty.</text:p>
          </table:table-cell>
          <table:table-cell/>
        </table:table-row>
        <table:table-row table:style-name="ro1">
          <table:table-cell office:value-type="string">
            <text:p>Brass Knuckles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Unaware Opponent is KO'd at Max Body Wounds.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law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Disarm attempts and Climbing draw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ush Dagge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Axes</text:p>
          </table:table-cell>
          <table:table-cell table:number-columns-repeated="8"/>
        </table:table-row>
        <table:table-row table:style-name="ro1">
          <table:table-cell office:value-type="string">
            <text:p>Handaxe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lee or Ranged.+1 Card to Attack Draws vs. Large / Vehicle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hepherd's Axe</text:p>
          </table:table-cell>
          <table:table-cell table:number-columns-repeated="3"/>
          <table:table-cell table:style-name="ce2"/>
          <table:table-cell/>
          <table:table-cell office:value-type="float" office:value="2">
            <text:p>2</text:p>
          </table:table-cell>
          <table:table-cell office:value-type="string">
            <text:p>Physical Attack Draws may use Mind or Spirit. 2-Hande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attle Ax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Attack Draws vs. Large / Vehicles. 2-Handed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ollax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Ignores armor. 2-Handed.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Whirlbat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”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nged only. +1 Card to Disarm attempts. 2-Hande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Bows</text:p>
          </table:table-cell>
          <table:table-cell table:number-columns-repeated="8"/>
        </table:table-row>
        <table:table-row table:style-name="ro1">
          <table:table-cell office:value-type="string">
            <text:p>Hand 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12”</text:p>
          </table:table-cell>
          <table:table-cell office:value-type="string">
            <text:p>1 | 1</text:p>
          </table:table-cell>
          <table:table-cell office:value-type="float" office:value="2">
            <text:p>2</text:p>
          </table:table-cell>
          <table:table-cell office:value-type="string">
            <text:p>Silent. Bolt may carry Poison – see pg. Xx. 2-Handed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hortbow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15”</text:p>
          </table:table-cell>
          <table:table-cell office:value-type="string">
            <text:p>1 | 0</text:p>
          </table:table-cell>
          <table:table-cell office:value-type="float" office:value="2">
            <text:p>2</text:p>
          </table:table-cell>
          <table:table-cell office:value-type="string">
            <text:p>-1 Card to add additional target. 2-Handed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Longbow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20”</text:p>
          </table:table-cell>
          <table:table-cell office:value-type="string">
            <text:p>1 | 0</text:p>
          </table:table-cell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30”</text:p>
          </table:table-cell>
          <table:table-cell office:value-type="string">
            <text:p>1 | 1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Repeater 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25”</text:p>
          </table:table-cell>
          <table:table-cell office:value-type="string">
            <text:p>4 | 4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style-name="ce1" office:value-type="string">
            <text:p>Hammers</text:p>
          </table:table-cell>
          <table:table-cell table:number-columns-repeated="8"/>
        </table:table-row>
        <table:table-row table:style-name="ro1">
          <table:table-cell office:value-type="string">
            <text:p>Blackjack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Unaware Opponent is KO'd at Max Body Wounds.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lub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Unaware Opponent is KO'd at Max Body Wounds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lai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Ignore Shield bonuses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c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Can't parry with weapons with <text:span text:style-name="T1">≤</text:span> damag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da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Physical attacks may use <text:span text:style-name="T2">Spirit</text:span>. 2-Handed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Warhamm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Lucerne Hamm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style-name="ce1" office:value-type="string">
            <text:p>Improvised Weapons</text:p>
          </table:table-cell>
          <table:table-cell table:number-columns-repeated="8"/>
        </table:table-row>
        <table:table-row table:style-name="ro1">
          <table:table-cell office:value-type="string">
            <text:p>Improvised Weapon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y small, non-sharp object of wood-density materials</text:p>
          </table:table-cell>
          <table:table-cell/>
        </table:table-row>
        <table:table-row table:style-name="ro1">
          <table:table-cell office:value-type="string">
            <text:p>Improvised Weapon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ny object that is sharp or of metallic or heavy materials</text:p>
          </table:table-cell>
          <table:table-cell/>
        </table:table-row>
        <table:table-row table:style-name="ro1">
          <table:table-cell office:value-type="string">
            <text:p>Improvised Weapon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Large objects made of heavy materials. 2-Handed.</text:p>
          </table:table-cell>
          <table:table-cell/>
        </table:table-row>
        <table:table-row table:style-name="ro1">
          <table:table-cell table:style-name="ce1" office:value-type="string">
            <text:p>Knife</text:p>
          </table:table-cell>
          <table:table-cell table:number-columns-repeated="8"/>
        </table:table-row>
        <table:table-row table:style-name="ro1">
          <table:table-cell office:value-type="string">
            <text:p>Dagg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lee or ranged. +1 Card to Called Shot attempts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alisong</text:p>
          </table:table-cell>
          <table:table-cell table:number-columns-repeated="3"/>
          <table:table-cell table:style-name="ce2"/>
          <table:table-cell/>
          <table:table-cell office:value-type="float" office:value="0">
            <text:p>0</text:p>
          </table:table-cell>
          <table:table-cell office:value-type="string">
            <text:p>-1 Card to add additional target.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ayonet</text:p>
          </table:table-cell>
          <table:table-cell table:number-columns-repeated="3"/>
          <table:table-cell table:style-name="ce2"/>
          <table:table-cell/>
          <table:table-cell office:value-type="float" office:value="1">
            <text:p>1</text:p>
          </table:table-cell>
          <table:table-cell office:value-type="string">
            <text:p>Can be added to any Rifle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in Gauch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+1 Card to Parry&lt;Knife&gt; Draw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iletto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Ignores armor.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mpuri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1" office:value-type="string">
            <text:p>Pistols</text:p>
          </table:table-cell>
          <table:table-cell table:number-columns-repeated="8"/>
        </table:table-row>
        <table:table-row table:style-name="ro1">
          <table:table-cell office:value-type="string">
            <text:p>Revolv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15”</text:p>
          </table:table-cell>
          <table:table-cell table:style-name="ce3" office:value-type="string">
            <text:p>5 | 1</text:p>
          </table:table-cell>
          <table:table-cell office:value-type="float" office:value="2">
            <text:p>2</text:p>
          </table:table-cell>
          <table:table-cell office:value-type="string">
            <text:p>+1 Card to Stunt &amp; Tag attempts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Holt 1851 Navy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20”</text:p>
          </table:table-cell>
          <table:table-cell table:style-name="ce3" office:value-type="string">
            <text:p>6 | 2</text:p>
          </table:table-cell>
          <table:table-cell office:value-type="float" office:value="2">
            <text:p>2</text:p>
          </table:table-cell>
          <table:table-cell office:value-type="string">
            <text:p>+1 Card to Stealth attempts to Conceal.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Duchase 20-Shot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15”</text:p>
          </table:table-cell>
          <table:table-cell table:style-name="ce3" office:value-type="string">
            <text:p>20 | 1</text:p>
          </table:table-cell>
          <table:table-cell office:value-type="float" office:value="0">
            <text:p>0</text:p>
          </table:table-cell>
          <table:table-cell office:value-type="string">
            <text:p>Once per turn, may spend 1 extra shot to add 1 damage.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DuMatt Revolver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15”</text:p>
          </table:table-cell>
          <table:table-cell table:style-name="ce3" office:value-type="string">
            <text:p>9 | 3</text:p>
          </table:table-cell>
          <table:table-cell office:value-type="float" office:value="2">
            <text:p>2</text:p>
          </table:table-cell>
          <table:table-cell office:value-type="string">
            <text:p>Once per reload, may use as a <text:span text:style-name="T2">Spread</text:span> weapon.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Simington 1855 Army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15”</text:p>
          </table:table-cell>
          <table:table-cell table:style-name="ce3" office:value-type="string">
            <text:p>6 | 1</text:p>
          </table:table-cell>
          <table:table-cell office:value-type="float" office:value="2">
            <text:p>2</text:p>
          </table:table-cell>
          <table:table-cell office:value-type="string">
            <text:p>Ignores armor.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Jones Twin-Shot Hvy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20”</text:p>
          </table:table-cell>
          <table:table-cell office:value-type="string">
            <text:p>2 | 1</text:p>
          </table:table-cell>
          <table:table-cell office:value-type="float" office:value="3">
            <text:p>3</text:p>
          </table:table-cell>
          <table:table-cell office:value-type="string">
            <text:p>Ignores armor. 2-Handed.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resian Bomb Gun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15”</text:p>
          </table:table-cell>
          <table:table-cell office:value-type="string">
            <text:p>1 | 1</text:p>
          </table:table-cell>
          <table:table-cell table:style-name="ce4" office:value-type="string">
            <text:p>*</text:p>
          </table:table-cell>
          <table:table-cell office:value-type="string">
            <text:p>See Clay Bombs, below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Polarms</text:p>
          </table:table-cell>
          <table:table-cell table:number-columns-repeated="8"/>
        </table:table-row>
        <table:table-row table:style-name="ro1">
          <table:table-cell office:value-type="string">
            <text:p>Staff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ysical Attack Draws may use <text:span text:style-name="T2">Mind</text:span><text:span text:style-name="T3"> or </text:span><text:span text:style-name="T2">Spirit.</text:span><text:span text:style-name="T3"> 2-Handed</text:span>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♣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lee or ranged. +1 Card to Lunge attempts. 2 Hande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pea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Lunge &amp; Charge attempts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Halber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Trip &amp; Break attempts. 2-Handed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Mancatch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Double Damage vs. mounted targets. 2-Handed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style-name="ce1" office:value-type="string">
            <text:p>Rifles</text:p>
          </table:table-cell>
          <table:table-cell table:number-columns-repeated="8"/>
        </table:table-row>
        <table:table-row table:style-name="ro1">
          <table:table-cell office:value-type="string">
            <text:p>Rifled Musket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50”</text:p>
          </table:table-cell>
          <table:table-cell office:value-type="string">
            <text:p>1 | 2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Lever-action Carbine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30”</text:p>
          </table:table-cell>
          <table:table-cell office:value-type="string">
            <text:p>15| 5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Holt Revolver Carbine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25”</text:p>
          </table:table-cell>
          <table:table-cell office:value-type="string">
            <text:p>5 | 1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fle (Black Pow)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25”</text:p>
          </table:table-cell>
          <table:table-cell office:value-type="string">
            <text:p>1 | 2</text:p>
          </table:table-cell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Maus Bolt-Action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35”</text:p>
          </table:table-cell>
          <table:table-cell office:value-type="string">
            <text:p>1| 0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style-name="ce1" office:value-type="string">
            <text:p>Shields</text:p>
          </table:table-cell>
          <table:table-cell table:number-columns-repeated="8"/>
        </table:table-row>
        <table:table-row table:style-name="ro1">
          <table:table-cell office:value-type="string">
            <text:p>Buckler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Card to Melee Defense Draws. Does not require a hand.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mall Shiel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Card to Melee &amp; Ranged Defense Draw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Kite Shiel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Unbreakable Armor vs. Physical Attack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ower Shield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+2 Unbreakable Armor vs. Physical Ranged Attacks. Init + 2.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style-name="ce1" office:value-type="string">
            <text:p>Swords</text:p>
          </table:table-cell>
          <table:table-cell table:number-columns-repeated="8"/>
        </table:table-row>
        <table:table-row table:style-name="ro1">
          <table:table-cell office:value-type="string">
            <text:p>Machet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Called Shot &amp; Break attempt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apie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Tag attempts. Attacks may use Mind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abr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-1 Card to add additional target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hote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Ignore Shield bonuses.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hortswor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Parry&lt;Sword&gt; Draw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aliswor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ongswor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Called Shot attempts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Zweihand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style-name="ce1" office:value-type="string">
            <text:p>Thrown Weapons</text:p>
          </table:table-cell>
          <table:table-cell table:number-columns-repeated="8"/>
        </table:table-row>
        <table:table-row table:style-name="ro1">
          <table:table-cell office:value-type="string">
            <text:p>Stone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ways available.</text:p>
          </table:table-cell>
          <table:table-cell/>
        </table:table-row>
        <table:table-row table:style-name="ro1">
          <table:table-cell office:value-type="string">
            <text:p>Combat Dart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10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ysical Attack Draws may use <text:span text:style-name="T2">Luck</text:span><text:span text:style-name="T3">.</text:span>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rowing Sta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lent. Ignores Armor.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mprovised Explosive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lash damage (2). See pg. Xx</text:p>
          </table:table-cell>
          <table:table-cell/>
        </table:table-row>
        <table:table-row table:style-name="ro1">
          <table:table-cell office:value-type="string">
            <text:p>Molotov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plash damage (3). See pg. Xx</text:p>
          </table:table-cell>
          <table:table-cell office:value-type="float" office:value="50">
            <text:p>50</text:p>
          </table:table-cell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Whip</text:p>
          </table:table-cell>
          <table:table-cell table:number-columns-repeated="8"/>
        </table:table-row>
        <table:table-row table:style-name="ro1">
          <table:table-cell office:value-type="string">
            <text:p>Whip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5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+1 Card to Disarm &amp; Trip attempt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arrote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If character would be KO'd, they are Killed instead.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zor Strings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5”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n use Grapple at range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1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1/04/2013</text:date>, <text:time>17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0:52:32</meta:creation-date>
    <dc:date>2013-01-04T17:24:36</dc:date>
    <meta:editing-duration>PT19H16M52S</meta:editing-duration>
    <meta:editing-cycles>16</meta:editing-cycles>
    <meta:generator>LibreOffice/3.4$Linux LibreOffice_project/340m1$Build-402</meta:generator>
    <meta:document-statistic meta:table-count="1" meta:cell-count="420" meta:object-count="0"/>
  </office:meta>
</office:document-meta>
</file>